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draw:marker-start-width="0.276cm" draw:marker-end-width="0.276cm" draw:fill="solid" draw:fill-color="#99cc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fill="solid" draw:fill-color="#80808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693cm"/>
    </style:style>
    <style:style style:name="gr8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draw:marker-start="Arrow" draw:marker-start-width="0.381cm" draw:marker-end="" draw:marker-end-width="0.376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draw:marker-start-width="0.276cm" draw:marker-end="Arrow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draw:marker-start="Arrow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dash" draw:stroke-dash="Fine_20_Dashed_20__28_var_29_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draw:marker-start-width="0.276cm" draw:marker-end-width="0.276cm" draw:fill="solid" draw:fill-color="#99cc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423cm"/>
    </style:style>
    <style:style style:name="gr15" style:family="graphic" style:parent-style-name="objectwithoutfill">
      <style:graphic-properties svg:stroke-width="0.051cm" svg:stroke-color="#5c8526" draw:marker-start="Arrow" draw:marker-start-width="0.229cm" draw:marker-end="" draw:marker-end-width="0.229cm" draw:fill="none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draw:stroke="dash" draw:stroke-dash="Ultrafine_20_Dashed" svg:stroke-width="0.051cm" svg:stroke-color="#ff6633" draw:marker-start="Arrow" draw:marker-start-width="0.229cm" draw:marker-end="" draw:marker-end-width="0.229cm" draw:fill="none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svg:stroke-width="0.152cm" draw:marker-start-width="0.427cm" draw:marker-end-width="0.427cm" draw:fill="solid" draw:fill-color="#ffffcc" draw:textarea-horizontal-align="justify" draw:textarea-vertical-align="middle" draw:auto-grow-height="false" fo:min-height="0cm" fo:min-width="0cm" fo:padding-top="0.2cm" fo:padding-bottom="0.2cm" fo:padding-left="0.325cm" fo:padding-right="0.3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691cm"/>
    </style:style>
    <style:style style:name="gr20" style:family="graphic" style:parent-style-name="objectwithoutfill">
      <style:graphic-properties svg:stroke-width="0.102cm" svg:stroke-color="#0000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20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58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08cm"/>
    </style:style>
    <style:style style:name="gr25" style:family="graphic" style:parent-style-name="objectwithoutfill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1cm" svg:stroke-color="#5c8526" draw:marker-start-width="0.276cm" draw:marker-end="Arrow" draw:marker-end-width="0.229cm" draw:fill="none" draw:textarea-horizontal-align="center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draw:stroke="dash" draw:stroke-dash="Ultrafine_20_Dashed" svg:stroke-width="0.051cm" svg:stroke-color="#ff6633" draw:marker-start-width="0.276cm" draw:marker-end="Arrow" draw:marker-end-width="0.229cm" draw:fill="none" draw:textarea-horizontal-align="center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solid" svg:stroke-color="#ffffff" draw:fill="solid" draw:fill-color="#ffffff" draw:textarea-horizontal-align="justify" draw:textarea-vertical-align="middle" draw:auto-grow-height="false"/>
    </style:style>
    <style:style style:name="gr29" style:family="graphic" style:parent-style-name="standard">
      <style:graphic-properties draw:fill="solid" draw:fill-color="#94bd5e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fill="solid" draw:fill-color="#ff8080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fill="solid" draw:fill-color="#e6e64c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svg:stroke-width="0.152cm" draw:marker-start-width="0.427cm" draw:marker-end-width="0.427cm" draw:fill="solid" draw:fill-color="#ffffff" draw:textarea-horizontal-align="justify" draw:textarea-vertical-align="middle" draw:auto-grow-height="false" fo:min-height="0cm" fo:min-width="0cm" fo:padding-top="0.2cm" fo:padding-bottom="0.2cm" fo:padding-left="0.325cm" fo:padding-right="0.325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text-properties fo:color="#000000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000000"/>
    </style:style>
    <style:style style:name="P6" style:family="paragraph">
      <style:paragraph-properties fo:text-align="center"/>
      <style:text-properties fo:color="#ffffff"/>
    </style:style>
    <style:style style:name="P7" style:family="paragraph">
      <style:paragraph-properties fo:text-align="center"/>
      <style:text-properties fo:color="#000000"/>
    </style:style>
    <style:style style:name="P8" style:family="paragraph">
      <style:text-properties fo:font-style="normal" style:text-underline-style="none" style:font-style-asian="normal" style:font-style-complex="normal"/>
    </style:style>
    <style:style style:name="P9" style:family="paragraph">
      <style:text-properties fo:color="#000000" fo:font-style="normal" style:text-underline-style="none" style:font-style-asian="normal" style:font-style-complex="normal"/>
    </style:style>
    <style:style style:name="P10" style:family="paragraph">
      <style:text-properties fo:color="#000000" fo:font-style="italic" style:font-style-asian="italic" style:font-style-complex="italic"/>
    </style:style>
    <style:style style:name="P11" style:family="paragraph">
      <style:text-properties fo:font-style="italic" style:text-underline-style="none" style:font-style-asian="italic" style:font-style-complex="italic"/>
    </style:style>
    <style:style style:name="P12" style:family="paragraph">
      <style:text-properties fo:color="#000000" fo:font-style="italic" style:text-underline-style="none" style:font-style-asian="italic" style:font-style-complex="italic"/>
    </style:style>
    <style:style style:name="T1" style:family="text">
      <style:text-properties fo:color="#ffffff"/>
    </style:style>
    <style:style style:name="T2" style:family="text">
      <style:text-properties fo:color="#000000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fo:font-size="14pt" fo:font-style="italic" style:font-size-asian="14pt" style:font-style-asian="italic" style:font-size-complex="14pt" style:font-style-complex="italic"/>
    </style:style>
    <style:style style:name="T5" style:family="text">
      <style:text-properties fo:color="#ffffff" fo:font-weight="bold" style:font-weight-asian="bold" style:font-weight-complex="bold"/>
    </style:style>
    <style:style style:name="T6" style:family="text">
      <style:text-properties fo:color="#ffffff" fo:font-size="14pt" fo:font-style="italic" style:font-size-asian="14pt" style:font-style-asian="italic" style:font-size-complex="14pt" style:font-style-complex="italic"/>
    </style:style>
    <style:style style:name="T7" style:family="text">
      <style:text-properties fo:color="#000000" fo:font-style="normal" style:text-underline-style="none" style:font-style-asian="normal" style:font-style-complex="normal"/>
    </style:style>
    <style:style style:name="T8" style:family="text">
      <style:text-properties fo:color="#000000" fo:font-size="10pt" style:font-size-asian="10pt" style:font-size-complex="10pt"/>
    </style:style>
    <style:style style:name="T9" style:family="text">
      <style:text-properties fo:color="#000000" fo:font-size="18pt" fo:font-style="italic" style:font-size-asian="18pt" style:font-style-asian="italic" style:font-size-complex="18pt" style:font-style-complex="italic"/>
    </style:style>
    <style:style style:name="T10" style:family="text">
      <style:text-properties fo:color="#000000" fo:font-size="10pt" fo:font-style="italic" style:font-size-asian="10pt" style:font-style-asian="italic" style:font-size-complex="10pt" style:font-style-complex="italic"/>
    </style:style>
    <style:style style:name="T11" style:family="text">
      <style:text-properties fo:color="#000000" fo:font-style="italic" style:font-style-asian="italic" style:font-style-complex="italic"/>
    </style:style>
    <style:style style:name="T12" style:family="text">
      <style:text-properties fo:color="#000000" fo:font-size="10pt" fo:font-style="normal" style:font-size-asian="10pt" style:font-style-asian="normal" style:font-size-complex="10pt" style:font-style-complex="normal"/>
    </style:style>
    <style:style style:name="T13" style:family="text">
      <style:text-properties fo:color="#000000" fo:font-size="14pt" style:font-size-asian="14pt" style:font-size-complex="14pt"/>
    </style:style>
    <style:style style:name="T14" style:family="text">
      <style:text-properties fo:color="#000000" fo:font-family="'Nimbus Sans L'" style:font-style-name="Regular" style:font-family-generic="swiss" style:font-family-asian="'Nimbus Sans L'" style:font-style-name-asian="Regular" style:font-family-generic-asian="swiss" style:font-family-complex="'Nimbus Sans L'" style:font-style-name-complex="Regular" style:font-family-generic-complex="swiss"/>
    </style:style>
    <style:style style:name="T15" style:family="text">
      <style:text-properties fo:color="#000000" fo:font-size="18pt" style:font-size-asian="18pt" style:font-size-complex="18pt"/>
    </style:style>
    <style:style style:name="T16" style:family="text">
      <style:text-properties fo:color="#000000"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089cm" svg:y1="14.054cm" svg:x2="14.994cm" svg:y2="14.054cm">
          <text:p/>
        </draw:line>
        <draw:line draw:style-name="gr1" draw:text-style-name="P1" draw:layer="layout" svg:x1="13.088cm" svg:y1="14.642cm" svg:x2="14.993cm" svg:y2="14.642cm">
          <text:p/>
        </draw:line>
        <draw:custom-shape draw:style-name="gr2" draw:text-style-name="P1" draw:layer="layout" svg:width="2.54cm" svg:height="2.54cm" svg:x="5.55cm" svg:y="13.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175cm" svg:height="1.036cm" svg:x="5.216cm" svg:y="13.6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3.13cm" svg:x="5.55cm" svg:y="12.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175cm" svg:height="0.79cm" svg:x="5.215cm" svg:y="12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0.323cm" svg:x="7.425cm" svg:y="15.797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787cm" svg:y1="16.12cm" svg:x2="8.692cm" svg:y2="16.12cm">
          <text:p/>
        </draw:line>
        <draw:line draw:style-name="gr1" draw:text-style-name="P1" draw:layer="layout" svg:x1="8.057cm" svg:y1="15.785cm" svg:x2="8.692cm" svg:y2="15.785cm">
          <text:p/>
        </draw:line>
        <draw:custom-shape draw:style-name="gr6" draw:text-style-name="P1" draw:layer="layout" svg:width="2.775cm" svg:height="1.27cm" svg:x="3.601cm" svg:y="2.4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" draw:layer="layout" svg:width="3.193cm" svg:height="1.038cm" svg:x="3.536cm" svg:y="2.613cm">
          <draw:text-box>
            <text:p><text:span text:style-name="T1">Object A</text:span></text:p>
          </draw:text-box>
        </draw:frame>
        <draw:line draw:style-name="gr8" draw:text-style-name="P1" draw:layer="layout" svg:x1="5.006cm" svg:y1="3.951cm" svg:x2="5.006cm" svg:y2="5.221cm">
          <text:p/>
        </draw:line>
        <draw:custom-shape draw:style-name="gr6" draw:text-style-name="P1" draw:layer="layout" svg:width="2.775cm" svg:height="1.27cm" svg:x="3.602cm" svg:y="5.4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" draw:layer="layout" svg:width="3.193cm" svg:height="1.038cm" svg:x="3.537cm" svg:y="5.613cm">
          <draw:text-box>
            <text:p><text:span text:style-name="T1">Object B</text:span></text:p>
          </draw:text-box>
        </draw:frame>
        <draw:custom-shape draw:style-name="gr6" draw:text-style-name="P1" draw:layer="layout" svg:width="2.775cm" svg:height="1.27cm" svg:x="8.101cm" svg:y="2.4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" draw:layer="layout" svg:width="3.193cm" svg:height="1.038cm" svg:x="8.036cm" svg:y="2.613cm">
          <draw:text-box>
            <text:p><text:span text:style-name="T1">Object A</text:span></text:p>
          </draw:text-box>
        </draw:frame>
        <draw:line draw:style-name="gr8" draw:text-style-name="P1" draw:layer="layout" svg:x1="9.206cm" svg:y1="3.951cm" svg:x2="9.206cm" svg:y2="5.221cm">
          <text:p/>
        </draw:line>
        <draw:custom-shape draw:style-name="gr6" draw:text-style-name="P1" draw:layer="layout" svg:width="2.775cm" svg:height="1.27cm" svg:x="8.102cm" svg:y="5.4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" draw:layer="layout" svg:width="3.193cm" svg:height="1.038cm" svg:x="8.037cm" svg:y="5.613cm">
          <draw:text-box>
            <text:p><text:span text:style-name="T1">Object B</text:span></text:p>
          </draw:text-box>
        </draw:frame>
        <draw:line draw:style-name="gr9" draw:text-style-name="P1" draw:layer="layout" svg:x1="9.806cm" svg:y1="3.951cm" svg:x2="9.806cm" svg:y2="5.221cm">
          <text:p/>
        </draw:line>
        <draw:line draw:style-name="gr1" draw:text-style-name="P1" draw:layer="layout" svg:x1="7.27cm" svg:y1="2.271cm" svg:x2="7.27cm" svg:y2="6.716cm">
          <text:p/>
        </draw:line>
        <draw:custom-shape draw:style-name="gr2" draw:text-style-name="P1" draw:layer="layout" svg:width="2.54cm" svg:height="2.54cm" svg:x="3.05cm" svg:y="10.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175cm" svg:height="1.036cm" svg:x="2.716cm" svg:y="9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3.13cm" svg:x="3.05cm" svg:y="9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175cm" svg:height="0.79cm" svg:x="2.715cm" svg:y="9.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0.323cm" svg:x="4.925cm" svg:y="12.697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287cm" svg:y1="13.02cm" svg:x2="6.192cm" svg:y2="13.02cm">
          <text:p/>
        </draw:line>
        <draw:line draw:style-name="gr1" draw:text-style-name="P1" draw:layer="layout" svg:x1="5.557cm" svg:y1="12.685cm" svg:x2="6.192cm" svg:y2="12.685cm">
          <text:p/>
        </draw:line>
        <draw:path draw:style-name="gr10" draw:text-style-name="P1" draw:layer="layout" svg:width="0.634cm" svg:height="0.634cm" svg:x="6.58cm" svg:y="12.865cm" svg:viewBox="0 0 635 635" svg:d="m0 0c635 0 635 635 635 635">
          <text:p/>
        </draw:path>
        <draw:custom-shape draw:style-name="gr2" draw:text-style-name="P1" draw:layer="layout" svg:width="2.54cm" svg:height="1.956cm" svg:x="10.851cm" svg:y="13.0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175cm" svg:height="1.036cm" svg:x="10.517cm" svg:y="12.7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3.13cm" svg:x="10.851cm" svg:y="11.8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175cm" svg:height="0.79cm" svg:x="10.516cm" svg:y="11.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92cm" svg:x="14.851cm" svg:y="12.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175cm" svg:height="1.036cm" svg:x="14.517cm" svg:y="11.74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3.13cm" svg:x="14.851cm" svg:y="11.8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744cm" svg:height="0.539cm" svg:x="13.226cm" svg:y="14.0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175cm" svg:height="0.79cm" svg:x="14.516cm" svg:y="11.491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3.5cm" svg:y1="14.332cm" svg:x2="14.77cm" svg:y2="14.332cm">
          <text:p/>
        </draw:line>
        <draw:line draw:style-name="gr1" draw:text-style-name="P1" draw:layer="layout" svg:x1="9.655cm" svg:y1="10.19cm" svg:x2="9.655cm" svg:y2="16.54cm">
          <text:p/>
        </draw:line>
        <draw:frame draw:style-name="gr7" draw:text-style-name="P3" draw:layer="layout" svg:width="4.27cm" svg:height="1.038cm" svg:x="3.538cm" svg:y="9.213cm">
          <draw:text-box>
            <text:p><text:span text:style-name="T2">Feed-forward</text:span></text:p>
          </draw:text-box>
        </draw:frame>
        <draw:frame draw:style-name="gr7" draw:text-style-name="P3" draw:layer="layout" svg:width="3.275cm" svg:height="1.038cm" svg:x="12.238cm" svg:y="9.213cm">
          <draw:text-box>
            <text:p><text:span text:style-name="T2">Feedback</text:span></text:p>
          </draw:text-box>
        </draw:frame>
      </draw:page>
      <draw:page draw:name="page2" draw:style-name="dp1" draw:master-page-name="Default">
        <draw:line draw:style-name="gr12" draw:text-style-name="P1" draw:layer="layout" svg:x1="17.058cm" svg:y1="3.007cm" svg:x2="17.058cm" svg:y2="6.874cm">
          <text:p/>
        </draw:line>
        <draw:custom-shape draw:style-name="gr13" draw:text-style-name="P1" draw:layer="layout" svg:width="2.058cm" svg:height="1.27cm" svg:x="12.405cm" svg:y="13.7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2.058cm" svg:height="1.27cm" svg:x="9.705cm" svg:y="13.7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3" draw:layer="layout" svg:width="1.984cm" svg:height="1.072cm" svg:x="12.44cm" svg:y="13.956cm">
          <draw:text-box>
            <text:p><text:span text:style-name="T3">M</text:span><text:span text:style-name="T4"> k+1</text:span></text:p>
          </draw:text-box>
        </draw:frame>
        <draw:frame draw:style-name="gr14" draw:text-style-name="P5" draw:layer="layout" svg:width="1.923cm" svg:height="1.072cm" svg:x="10.023cm" svg:y="13.902cm">
          <draw:text-box>
            <text:p text:style-name="P4"><text:span text:style-name="T3">M</text:span><text:span text:style-name="T4"> k</text:span></text:p>
          </draw:text-box>
        </draw:frame>
        <draw:line draw:style-name="gr15" draw:text-style-name="P1" draw:layer="layout" svg:x1="9.727cm" svg:y1="14.722cm" svg:x2="9.092cm" svg:y2="14.722cm">
          <text:p/>
        </draw:line>
        <draw:polyline draw:style-name="gr16" draw:text-style-name="P1" draw:layer="layout" svg:width="3.455cm" svg:height="0.634cm" draw:transform="rotate (3.09743582351375) translate (12.3769775334795cm 15.5371997633033cm)" svg:viewBox="0 0 3456 635" draw:points="0,-29316 287,-29823 3176,-29951 3456,-29611">
          <text:p/>
        </draw:polyline>
        <draw:custom-shape draw:style-name="gr17" draw:text-style-name="P1" draw:layer="layout" svg:width="2.058cm" svg:height="1.27cm" svg:x="7.004cm" svg:y="11.8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2.058cm" svg:height="1.27cm" svg:x="4.304cm" svg:y="11.8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2.058cm" svg:height="1.27cm" svg:x="15.104cm" svg:y="11.8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2.058cm" svg:height="1.27cm" svg:x="7.005cm" svg:y="13.7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2.058cm" svg:height="1.27cm" svg:x="4.305cm" svg:y="13.7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2.058cm" svg:height="1.27cm" svg:x="15.105cm" svg:y="13.7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2.058cm" svg:height="1.27cm" svg:x="12.407cm" svg:y="9.9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2.058cm" svg:height="1.27cm" svg:x="7.007cm" svg:y="9.9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2.058cm" svg:height="1.27cm" svg:x="9.707cm" svg:y="9.9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2.058cm" svg:height="1.27cm" svg:x="4.307cm" svg:y="9.9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2.058cm" svg:height="1.27cm" svg:x="15.107cm" svg:y="9.9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6" draw:layer="layout" svg:width="1.923cm" svg:height="1.072cm" svg:x="7.139cm" svg:y="12.055cm">
          <draw:text-box>
            <text:p text:style-name="P1"><text:span text:style-name="T5">M</text:span><text:span text:style-name="T6"> k-1</text:span></text:p>
          </draw:text-box>
        </draw:frame>
        <draw:frame draw:style-name="gr14" draw:text-style-name="P6" draw:layer="layout" svg:width="1.923cm" svg:height="1.072cm" svg:x="4.439cm" svg:y="12.055cm">
          <draw:text-box>
            <text:p text:style-name="P1"><text:span text:style-name="T5">M</text:span><text:span text:style-name="T6"> k-2</text:span></text:p>
          </draw:text-box>
        </draw:frame>
        <draw:frame draw:style-name="gr14" draw:text-style-name="P2" draw:layer="layout" svg:width="1.984cm" svg:height="1.072cm" svg:x="15.139cm" svg:y="12.055cm">
          <draw:text-box>
            <text:p><text:span text:style-name="T5">M</text:span><text:span text:style-name="T6"> k+2</text:span></text:p>
          </draw:text-box>
        </draw:frame>
        <draw:frame draw:style-name="gr14" draw:text-style-name="P7" draw:layer="layout" svg:width="1.923cm" svg:height="1.072cm" svg:x="7.14cm" svg:y="13.956cm">
          <draw:text-box>
            <text:p text:style-name="P1"><text:span text:style-name="T3">M</text:span><text:span text:style-name="T4"> k-1</text:span></text:p>
          </draw:text-box>
        </draw:frame>
        <draw:frame draw:style-name="gr14" draw:text-style-name="P6" draw:layer="layout" svg:width="1.923cm" svg:height="1.072cm" svg:x="4.44cm" svg:y="13.956cm">
          <draw:text-box>
            <text:p text:style-name="P1"><text:span text:style-name="T5">M</text:span><text:span text:style-name="T6"> k-2</text:span></text:p>
          </draw:text-box>
        </draw:frame>
        <draw:frame draw:style-name="gr14" draw:text-style-name="P2" draw:layer="layout" svg:width="1.984cm" svg:height="1.072cm" svg:x="15.14cm" svg:y="13.956cm">
          <draw:text-box>
            <text:p><text:span text:style-name="T5">M</text:span><text:span text:style-name="T6"> k+2</text:span></text:p>
          </draw:text-box>
        </draw:frame>
        <draw:frame draw:style-name="gr14" draw:text-style-name="P3" draw:layer="layout" svg:width="1.984cm" svg:height="1.072cm" svg:x="12.442cm" svg:y="10.158cm">
          <draw:text-box>
            <text:p><text:span text:style-name="T3">M</text:span><text:span text:style-name="T4"> k+1</text:span></text:p>
          </draw:text-box>
        </draw:frame>
        <draw:frame draw:style-name="gr14" draw:text-style-name="P6" draw:layer="layout" svg:width="1.923cm" svg:height="1.072cm" svg:x="7.142cm" svg:y="10.158cm">
          <draw:text-box>
            <text:p text:style-name="P1"><text:span text:style-name="T5">M</text:span><text:span text:style-name="T6"> k-1</text:span></text:p>
          </draw:text-box>
        </draw:frame>
        <draw:frame draw:style-name="gr14" draw:text-style-name="P5" draw:layer="layout" svg:width="1.923cm" svg:height="1.072cm" svg:x="10.025cm" svg:y="10.104cm">
          <draw:text-box>
            <text:p text:style-name="P4"><text:span text:style-name="T3">M</text:span><text:span text:style-name="T4"> k</text:span></text:p>
          </draw:text-box>
        </draw:frame>
        <draw:frame draw:style-name="gr14" draw:text-style-name="P6" draw:layer="layout" svg:width="1.923cm" svg:height="1.072cm" svg:x="4.442cm" svg:y="10.158cm">
          <draw:text-box>
            <text:p text:style-name="P1"><text:span text:style-name="T5">M</text:span><text:span text:style-name="T6"> k-2</text:span></text:p>
          </draw:text-box>
        </draw:frame>
        <draw:frame draw:style-name="gr14" draw:text-style-name="P2" draw:layer="layout" svg:width="1.984cm" svg:height="1.072cm" svg:x="15.142cm" svg:y="10.158cm">
          <draw:text-box>
            <text:p><text:span text:style-name="T5">M</text:span><text:span text:style-name="T6"> k+2</text:span></text:p>
          </draw:text-box>
        </draw:frame>
        <draw:line draw:style-name="gr12" draw:text-style-name="P1" draw:layer="layout" svg:x1="19.837cm" svg:y1="3.006cm" svg:x2="19.837cm" svg:y2="6.873cm">
          <text:p/>
        </draw:line>
        <draw:line draw:style-name="gr8" draw:text-style-name="P1" draw:layer="layout" svg:x1="16.114cm" svg:y1="6.81cm" svg:x2="16.099cm" svg:y2="0.972cm">
          <text:p/>
        </draw:line>
        <draw:line draw:style-name="gr8" draw:text-style-name="P1" draw:layer="layout" svg:x1="16.103cm" svg:y1="6.815cm" svg:x2="21.818cm" svg:y2="6.815cm">
          <text:p/>
        </draw:line>
        <draw:frame draw:style-name="gr19" draw:text-style-name="P9" draw:layer="layout" svg:width="2.191cm" svg:height="1.038cm" svg:x="21.747cm" svg:y="6.27cm">
          <draw:text-box>
            <text:p text:style-name="P8"><text:span text:style-name="T7">t</text:span></text:p>
          </draw:text-box>
        </draw:frame>
        <draw:polyline draw:style-name="gr20" draw:text-style-name="P1" draw:layer="layout" svg:width="4.125cm" svg:height="2.011cm" draw:transform="rotate (-0.915425192672039) translate (18.1472364519666cm 2.68061136479793cm)" svg:viewBox="0 0 4126 2012" draw:points="0,-23758 1174,-23523 1570,-23496 2114,-23551 2495,-23759 2838,-24024 3325,-24512 4126,-25508">
          <text:p/>
        </draw:polyline>
        <draw:custom-shape draw:style-name="gr21" draw:text-style-name="P1" draw:layer="layout" svg:width="0.254cm" svg:height="0.254cm" svg:x="16.926cm" svg:y="4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254cm" svg:height="0.254cm" svg:x="19.714cm" svg:y="5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3" draw:layer="layout" svg:width="1.708cm" svg:height="1.038cm" svg:x="16.637cm" svg:y="6.895cm">
          <draw:text-box>
            <text:p><text:span text:style-name="T2">t</text:span><text:span text:style-name="T8">0</text:span></text:p>
          </draw:text-box>
        </draw:frame>
        <draw:frame draw:style-name="gr23" draw:text-style-name="P3" draw:layer="layout" svg:width="6.088cm" svg:height="1.055cm" svg:x="20.347cm" svg:y="2.286cm">
          <draw:text-box>
            <text:p><text:span text:style-name="T9">q</text:span><text:span text:style-name="T10">avg </text:span><text:span text:style-name="T2">= <text:s text:c="12"/></text:span><text:span text:style-name="T11">q(t)</text:span><text:span text:style-name="T2"> dt</text:span></text:p>
          </draw:text-box>
        </draw:frame>
        <draw:frame draw:style-name="gr24" draw:text-style-name="P3" draw:layer="layout" svg:width="1.008cm" svg:height="1.038cm" svg:x="23.484cm" svg:y="3.398cm">
          <draw:text-box>
            <text:p><text:span text:style-name="T2">t</text:span><text:span text:style-name="T12">0</text:span></text:p>
          </draw:text-box>
        </draw:frame>
        <draw:polyline draw:style-name="gr25" draw:text-style-name="P1" draw:layer="layout" svg:width="0.874cm" svg:height="1.075cm" draw:transform="skewX (0.0474729556542368) rotate (0.246964089157151) translate (23.6204815106999cm 2.37092047620088cm)" svg:viewBox="0 0 875 1076" draw:points="0,17223 107,17223 202,17189 292,17094 632,16301 729,16169 804,16149 875,16147">
          <text:p/>
        </draw:polyline>
        <draw:line draw:style-name="gr1" draw:text-style-name="P1" draw:layer="layout" svg:x1="22.485cm" svg:y1="2.848cm" svg:x2="23.755cm" svg:y2="2.848cm">
          <text:p/>
        </draw:line>
        <draw:custom-shape draw:style-name="gr17" draw:text-style-name="P1" draw:layer="layout" svg:width="2.058cm" svg:height="1.27cm" svg:x="12.406cm" svg:y="15.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3" draw:layer="layout" svg:width="1.984cm" svg:height="1.072cm" svg:x="12.441cm" svg:y="15.857cm">
          <draw:text-box>
            <text:p><text:span text:style-name="T3">M</text:span><text:span text:style-name="T4"> k+1</text:span></text:p>
          </draw:text-box>
        </draw:frame>
        <draw:custom-shape draw:style-name="gr17" draw:text-style-name="P1" draw:layer="layout" svg:width="2.058cm" svg:height="1.27cm" svg:x="7.006cm" svg:y="15.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6" draw:layer="layout" svg:width="1.923cm" svg:height="1.072cm" svg:x="7.141cm" svg:y="15.857cm">
          <draw:text-box>
            <text:p text:style-name="P1"><text:span text:style-name="T5">M</text:span><text:span text:style-name="T6"> k-1</text:span></text:p>
          </draw:text-box>
        </draw:frame>
        <draw:custom-shape draw:style-name="gr17" draw:text-style-name="P1" draw:layer="layout" svg:width="2.058cm" svg:height="1.27cm" svg:x="9.706cm" svg:y="15.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5" draw:layer="layout" svg:width="1.923cm" svg:height="1.072cm" svg:x="10.024cm" svg:y="15.803cm">
          <draw:text-box>
            <text:p text:style-name="P4"><text:span text:style-name="T3">M</text:span><text:span text:style-name="T4"> k</text:span></text:p>
          </draw:text-box>
        </draw:frame>
        <draw:custom-shape draw:style-name="gr17" draw:text-style-name="P1" draw:layer="layout" svg:width="2.058cm" svg:height="1.27cm" svg:x="4.306cm" svg:y="15.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6" draw:layer="layout" svg:width="1.923cm" svg:height="1.072cm" svg:x="4.441cm" svg:y="15.857cm">
          <draw:text-box>
            <text:p text:style-name="P1"><text:span text:style-name="T5">M</text:span><text:span text:style-name="T6"> k-2</text:span></text:p>
          </draw:text-box>
        </draw:frame>
        <draw:custom-shape draw:style-name="gr17" draw:text-style-name="P1" draw:layer="layout" svg:width="2.058cm" svg:height="1.27cm" svg:x="15.106cm" svg:y="15.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2" draw:layer="layout" svg:width="1.984cm" svg:height="1.072cm" svg:x="15.141cm" svg:y="15.857cm">
          <draw:text-box>
            <text:p><text:span text:style-name="T5">M</text:span><text:span text:style-name="T6"> k+2</text:span></text:p>
          </draw:text-box>
        </draw:frame>
        <draw:custom-shape draw:style-name="gr3" draw:text-style-name="P1" draw:layer="layout" svg:width="0.635cm" svg:height="7.352cm" svg:x="16.98cm" svg:y="9.90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.97cm" svg:height="0.635cm" svg:x="3.847cm" svg:y="9.619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582cm" svg:y1="9.638cm" svg:x2="17.282cm" svg:y2="9.638cm">
          <text:p/>
        </draw:line>
        <draw:frame draw:style-name="gr7" draw:text-style-name="P3" draw:layer="layout" svg:width="3.193cm" svg:height="1.038cm" svg:x="9.44cm" svg:y="8.055cm">
          <draw:text-box>
            <text:p><text:span text:style-name="T2">Object</text:span></text:p>
          </draw:text-box>
        </draw:frame>
        <draw:custom-shape draw:style-name="gr3" draw:text-style-name="P1" draw:layer="layout" svg:width="0.635cm" svg:height="7.352cm" svg:x="3.881cm" svg:y="9.906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3.193cm" svg:height="1.038cm" svg:x="1.635cm" svg:y="13.88cm">
          <draw:text-box>
            <text:p><text:span text:style-name="T2">Step</text:span><text:span text:style-name="T13"> </text:span><text:span text:style-name="T4">i</text:span></text:p>
          </draw:text-box>
        </draw:frame>
        <draw:frame draw:style-name="gr7" draw:text-style-name="P3" draw:layer="layout" svg:width="3.193cm" svg:height="1.038cm" svg:x="1.636cm" svg:y="15.681cm">
          <draw:text-box>
            <text:p><text:span text:style-name="T2">Step</text:span><text:span text:style-name="T13"> </text:span><text:span text:style-name="T4">i+1</text:span></text:p>
          </draw:text-box>
        </draw:frame>
        <draw:frame draw:style-name="gr7" draw:text-style-name="P3" draw:layer="layout" svg:width="3.193cm" svg:height="1.038cm" svg:x="1.637cm" svg:y="11.982cm">
          <draw:text-box>
            <text:p><text:span text:style-name="T2">Step</text:span><text:span text:style-name="T13"> </text:span><text:span text:style-name="T4">i-1</text:span></text:p>
          </draw:text-box>
        </draw:frame>
        <draw:frame draw:style-name="gr7" draw:text-style-name="P3" draw:layer="layout" svg:width="3.193cm" svg:height="1.038cm" svg:x="1.638cm" svg:y="10.183cm">
          <draw:text-box>
            <text:p><text:span text:style-name="T2">Step</text:span><text:span text:style-name="T13"> </text:span><text:span text:style-name="T4">i-2</text:span></text:p>
          </draw:text-box>
        </draw:frame>
        <draw:line draw:style-name="gr8" draw:text-style-name="P1" draw:layer="layout" svg:x1="17.51cm" svg:y1="12.5cm" svg:x2="17.512cm" svg:y2="16.453cm">
          <text:p/>
        </draw:line>
        <draw:frame draw:style-name="gr7" draw:text-style-name="P3" draw:layer="layout" svg:width="3.193cm" svg:height="1.038cm" draw:transform="rotate (1.5707963267946) translate (17.039cm 12.526cm)">
          <draw:text-box>
            <text:p><text:span text:style-name="T2">Time</text:span></text:p>
          </draw:text-box>
        </draw:frame>
        <draw:frame draw:style-name="gr7" draw:text-style-name="P10" draw:layer="layout" svg:width="4.359cm" svg:height="1.055cm" svg:x="12.641cm" svg:y="8.655cm">
          <draw:text-box>
            <text:p><text:span text:style-name="T11">“</text:span><text:span text:style-name="T11">downstream”</text:span></text:p>
          </draw:text-box>
        </draw:frame>
        <draw:frame draw:style-name="gr7" draw:text-style-name="P10" draw:layer="layout" svg:width="3.555cm" svg:height="1.055cm" svg:x="5.042cm" svg:y="8.655cm">
          <draw:text-box>
            <text:p><text:span text:style-name="T11">“</text:span><text:span text:style-name="T11">upstream”</text:span></text:p>
          </draw:text-box>
        </draw:frame>
        <draw:polyline draw:style-name="gr26" draw:text-style-name="P1" draw:layer="layout" svg:width="0.661cm" svg:height="3.619cm" draw:transform="rotate (-1.57079632679579) translate (12.486cm 13.127cm)" svg:viewBox="0 0 662 3620" draw:points="0,-24972 306,-24972 292,-21742 662,-21352">
          <text:p/>
        </draw:polyline>
        <draw:polyline draw:style-name="gr27" draw:text-style-name="P1" draw:layer="layout" svg:width="0.71cm" svg:height="1.192cm" draw:transform="rotate (-1.57079632679579) translate (9.759cm 13.078cm)" svg:viewBox="0 0 711 1193" draw:points="0,-19518 168,-19518 160,-18875 711,-18325">
          <text:p/>
        </draw:polyline>
        <draw:custom-shape draw:style-name="gr13" draw:text-style-name="P1" draw:layer="layout" svg:width="2.058cm" svg:height="1.27cm" svg:x="12.404cm" svg:y="11.8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2.058cm" svg:height="1.27cm" svg:x="9.704cm" svg:y="11.8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3" draw:layer="layout" svg:width="1.984cm" svg:height="1.072cm" svg:x="12.439cm" svg:y="12.055cm">
          <draw:text-box>
            <text:p><text:span text:style-name="T3">M</text:span><text:span text:style-name="T4"> k+1</text:span></text:p>
          </draw:text-box>
        </draw:frame>
        <draw:frame draw:style-name="gr14" draw:text-style-name="P5" draw:layer="layout" svg:width="1.923cm" svg:height="1.072cm" svg:x="10.022cm" svg:y="12.001cm">
          <draw:text-box>
            <text:p text:style-name="P4"><text:span text:style-name="T3">M</text:span><text:span text:style-name="T4"> k</text:span></text:p>
          </draw:text-box>
        </draw:frame>
        <draw:line draw:style-name="gr16" draw:text-style-name="P1" draw:layer="layout" svg:x1="12.091cm" svg:y1="19.191cm" svg:x2="12.081cm" svg:y2="17.914cm">
          <text:p/>
        </draw:line>
        <draw:frame draw:style-name="gr7" draw:text-style-name="P3" draw:layer="layout" svg:width="4.905cm" svg:height="1.825cm" svg:x="12.25cm" svg:y="17.6cm">
          <draw:text-box>
            <text:p><text:span text:style-name="T2">Data flows from</text:span></text:p>
            <text:p><text:span text:style-name="T2">source to target</text:span></text:p>
          </draw:text-box>
        </draw:frame>
        <draw:custom-shape draw:style-name="gr28" draw:text-style-name="P1" draw:layer="layout" svg:width="13.97cm" svg:height="0.818cm" svg:x="3.54cm" svg:y="16.76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35cm" svg:height="0.635cm" svg:x="5.115cm" svg:y="17.7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0.635cm" svg:height="0.635cm" svg:x="5.121cm" svg:y="18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4.985cm" svg:height="1.038cm" svg:x="5.832cm" svg:y="18.627cm">
          <draw:text-box>
            <text:p><text:span text:style-name="T2">Observer object</text:span></text:p>
          </draw:text-box>
        </draw:frame>
        <draw:frame draw:style-name="gr7" draw:text-style-name="P3" draw:layer="layout" svg:width="5.04cm" svg:height="1.038cm" svg:x="5.834cm" svg:y="17.579cm">
          <draw:text-box>
            <text:p><text:span text:style-name="T2">Coupled objects</text:span></text:p>
          </draw:text-box>
        </draw:frame>
        <draw:line draw:style-name="gr15" draw:text-style-name="P1" draw:layer="layout" svg:x1="11.791cm" svg:y1="19.192cm" svg:x2="11.781cm" svg:y2="17.915cm">
          <text:p/>
        </draw:line>
        <draw:frame draw:style-name="gr22" draw:text-style-name="P3" draw:layer="layout" svg:width="1.976cm" svg:height="1.038cm" svg:x="19.037cm" svg:y="6.895cm">
          <draw:text-box>
            <text:p><text:span text:style-name="T2">t</text:span><text:span text:style-name="T8">0 </text:span><text:span text:style-name="T2">+</text:span><text:span text:style-name="T14">∆</text:span><text:span text:style-name="T15">t</text:span></text:p>
          </draw:text-box>
        </draw:frame>
        <draw:frame draw:style-name="gr22" draw:text-style-name="P3" draw:layer="layout" svg:width="1.976cm" svg:height="1.038cm" svg:x="23.537cm" svg:y="1.095cm">
          <draw:text-box>
            <text:p><text:span text:style-name="T2">t</text:span><text:span text:style-name="T8">0 </text:span><text:span text:style-name="T2">+</text:span><text:span text:style-name="T14">∆</text:span><text:span text:style-name="T15">t</text:span></text:p>
          </draw:text-box>
        </draw:frame>
        <draw:frame draw:style-name="gr22" draw:text-style-name="P3" draw:layer="layout" svg:width="1.708cm" svg:height="1.825cm" svg:x="22.487cm" svg:y="1.91cm">
          <draw:text-box>
            <text:p><text:span text:style-name="T14">1</text:span></text:p>
            <text:p><text:span text:style-name="T14">∆</text:span><text:span text:style-name="T15">t</text:span></text:p>
          </draw:text-box>
        </draw:frame>
        <draw:frame draw:style-name="gr19" draw:text-style-name="P12" draw:layer="layout" svg:width="2.191cm" svg:height="1.055cm" svg:x="15.248cm" svg:y="1.77cm">
          <draw:text-box>
            <text:p text:style-name="P11"><text:span text:style-name="T16">q</text:span></text:p>
          </draw:text-box>
        </draw:frame>
      </draw:page>
      <draw:page draw:name="page3" draw:style-name="dp1" draw:master-page-name="Default">
        <draw:custom-shape draw:style-name="gr29" draw:text-style-name="P1" draw:layer="layout" svg:width="2.058cm" svg:height="1.27cm" svg:x="18.754cm" svg:y="11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2" draw:layer="layout" svg:width="1.984cm" svg:height="1.072cm" svg:x="18.789cm" svg:y="11.35cm">
          <draw:text-box>
            <text:p><text:span text:style-name="T5">M</text:span><text:span text:style-name="T6"> k+1</text:span></text:p>
          </draw:text-box>
        </draw:frame>
        <draw:custom-shape draw:style-name="gr30" draw:text-style-name="P1" draw:layer="layout" svg:width="2.058cm" svg:height="1.27cm" svg:x="13.354cm" svg:y="11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6" draw:layer="layout" svg:width="1.923cm" svg:height="1.072cm" svg:x="13.489cm" svg:y="11.35cm">
          <draw:text-box>
            <text:p text:style-name="P1"><text:span text:style-name="T5">M</text:span><text:span text:style-name="T6"> k-1</text:span></text:p>
          </draw:text-box>
        </draw:frame>
        <draw:custom-shape draw:style-name="gr31" draw:text-style-name="P1" draw:layer="layout" svg:width="2.058cm" svg:height="1.27cm" svg:x="16.054cm" svg:y="11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5" draw:layer="layout" svg:width="1.923cm" svg:height="1.072cm" svg:x="16.372cm" svg:y="11.296cm">
          <draw:text-box>
            <text:p text:style-name="P4"><text:span text:style-name="T3">M</text:span><text:span text:style-name="T4"> k</text:span></text:p>
          </draw:text-box>
        </draw:frame>
        <draw:custom-shape draw:style-name="gr30" draw:text-style-name="P1" draw:layer="layout" svg:width="2.058cm" svg:height="1.27cm" svg:x="10.654cm" svg:y="11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6" draw:layer="layout" svg:width="1.923cm" svg:height="1.072cm" svg:x="10.789cm" svg:y="11.35cm">
          <draw:text-box>
            <text:p text:style-name="P1"><text:span text:style-name="T5">M</text:span><text:span text:style-name="T6"> k-2</text:span></text:p>
          </draw:text-box>
        </draw:frame>
        <draw:custom-shape draw:style-name="gr29" draw:text-style-name="P1" draw:layer="layout" svg:width="2.058cm" svg:height="1.27cm" svg:x="21.454cm" svg:y="11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2" draw:layer="layout" svg:width="1.984cm" svg:height="1.072cm" svg:x="21.489cm" svg:y="11.35cm">
          <draw:text-box>
            <text:p><text:span text:style-name="T5">M</text:span><text:span text:style-name="T6"> k+2</text:span></text:p>
          </draw:text-box>
        </draw:frame>
        <draw:custom-shape draw:style-name="gr30" draw:text-style-name="P1" draw:layer="layout" svg:width="2.058cm" svg:height="1.27cm" svg:x="18.755cm" svg:y="13.0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2" draw:layer="layout" svg:width="1.984cm" svg:height="1.072cm" svg:x="18.79cm" svg:y="13.251cm">
          <draw:text-box>
            <text:p><text:span text:style-name="T5">M</text:span><text:span text:style-name="T6"> k+1</text:span></text:p>
          </draw:text-box>
        </draw:frame>
        <draw:custom-shape draw:style-name="gr29" draw:text-style-name="P1" draw:layer="layout" svg:width="2.058cm" svg:height="1.27cm" svg:x="13.355cm" svg:y="13.0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6" draw:layer="layout" svg:width="1.923cm" svg:height="1.072cm" svg:x="13.49cm" svg:y="13.251cm">
          <draw:text-box>
            <text:p text:style-name="P1"><text:span text:style-name="T5">M</text:span><text:span text:style-name="T6"> k-1</text:span></text:p>
          </draw:text-box>
        </draw:frame>
        <draw:custom-shape draw:style-name="gr32" draw:text-style-name="P1" draw:layer="layout" svg:width="2.058cm" svg:height="1.27cm" svg:x="16.055cm" svg:y="13.0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5" draw:layer="layout" svg:width="1.923cm" svg:height="1.072cm" svg:x="16.373cm" svg:y="13.197cm">
          <draw:text-box>
            <text:p text:style-name="P4"><text:span text:style-name="T3">M</text:span><text:span text:style-name="T4"> k</text:span></text:p>
          </draw:text-box>
        </draw:frame>
        <draw:custom-shape draw:style-name="gr29" draw:text-style-name="P1" draw:layer="layout" svg:width="2.058cm" svg:height="1.27cm" svg:x="10.655cm" svg:y="13.0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6" draw:layer="layout" svg:width="1.923cm" svg:height="1.072cm" svg:x="10.79cm" svg:y="13.251cm">
          <draw:text-box>
            <text:p text:style-name="P1"><text:span text:style-name="T5">M</text:span><text:span text:style-name="T6"> k-2</text:span></text:p>
          </draw:text-box>
        </draw:frame>
        <draw:custom-shape draw:style-name="gr30" draw:text-style-name="P1" draw:layer="layout" svg:width="2.058cm" svg:height="1.27cm" svg:x="21.455cm" svg:y="13.0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2" draw:layer="layout" svg:width="1.984cm" svg:height="1.072cm" svg:x="21.49cm" svg:y="13.251cm">
          <draw:text-box>
            <text:p><text:span text:style-name="T5">M</text:span><text:span text:style-name="T6"> k+2</text:span></text:p>
          </draw:text-box>
        </draw:frame>
        <draw:custom-shape draw:style-name="gr30" draw:text-style-name="P1" draw:layer="layout" svg:width="2.058cm" svg:height="1.27cm" svg:x="18.756cm" svg:y="14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2" draw:layer="layout" svg:width="1.984cm" svg:height="1.072cm" svg:x="18.791cm" svg:y="15.152cm">
          <draw:text-box>
            <text:p><text:span text:style-name="T5">M</text:span><text:span text:style-name="T6"> k+1</text:span></text:p>
          </draw:text-box>
        </draw:frame>
        <draw:custom-shape draw:style-name="gr30" draw:text-style-name="P1" draw:layer="layout" svg:width="2.058cm" svg:height="1.27cm" svg:x="13.356cm" svg:y="14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6" draw:layer="layout" svg:width="1.923cm" svg:height="1.072cm" svg:x="13.491cm" svg:y="15.152cm">
          <draw:text-box>
            <text:p text:style-name="P1"><text:span text:style-name="T5">M</text:span><text:span text:style-name="T6"> k-1</text:span></text:p>
          </draw:text-box>
        </draw:frame>
        <draw:custom-shape draw:style-name="gr30" draw:text-style-name="P1" draw:layer="layout" svg:width="2.058cm" svg:height="1.27cm" svg:x="16.056cm" svg:y="14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5" draw:layer="layout" svg:width="1.923cm" svg:height="1.072cm" svg:x="16.374cm" svg:y="15.098cm">
          <draw:text-box>
            <text:p text:style-name="P4"><text:span text:style-name="T3">M</text:span><text:span text:style-name="T4"> k</text:span></text:p>
          </draw:text-box>
        </draw:frame>
        <draw:custom-shape draw:style-name="gr30" draw:text-style-name="P1" draw:layer="layout" svg:width="2.058cm" svg:height="1.27cm" svg:x="10.656cm" svg:y="14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6" draw:layer="layout" svg:width="1.923cm" svg:height="1.072cm" svg:x="10.791cm" svg:y="15.152cm">
          <draw:text-box>
            <text:p text:style-name="P1"><text:span text:style-name="T5">M</text:span><text:span text:style-name="T6"> k-2</text:span></text:p>
          </draw:text-box>
        </draw:frame>
        <draw:custom-shape draw:style-name="gr30" draw:text-style-name="P1" draw:layer="layout" svg:width="2.058cm" svg:height="1.27cm" svg:x="21.456cm" svg:y="14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2" draw:layer="layout" svg:width="1.984cm" svg:height="1.072cm" svg:x="21.491cm" svg:y="15.152cm">
          <draw:text-box>
            <text:p><text:span text:style-name="T5">M</text:span><text:span text:style-name="T6"> k+2</text:span></text:p>
          </draw:text-box>
        </draw:frame>
        <draw:custom-shape draw:style-name="gr30" draw:text-style-name="P1" draw:layer="layout" svg:width="2.058cm" svg:height="1.27cm" svg:x="18.757cm" svg:y="9.2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2" draw:layer="layout" svg:width="1.984cm" svg:height="1.072cm" svg:x="18.792cm" svg:y="9.453cm">
          <draw:text-box>
            <text:p><text:span text:style-name="T5">M</text:span><text:span text:style-name="T6"> k+1</text:span></text:p>
          </draw:text-box>
        </draw:frame>
        <draw:custom-shape draw:style-name="gr30" draw:text-style-name="P1" draw:layer="layout" svg:width="2.058cm" svg:height="1.27cm" svg:x="13.357cm" svg:y="9.2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6" draw:layer="layout" svg:width="1.923cm" svg:height="1.072cm" svg:x="13.492cm" svg:y="9.453cm">
          <draw:text-box>
            <text:p text:style-name="P1"><text:span text:style-name="T5">M</text:span><text:span text:style-name="T6"> k-1</text:span></text:p>
          </draw:text-box>
        </draw:frame>
        <draw:custom-shape draw:style-name="gr30" draw:text-style-name="P1" draw:layer="layout" svg:width="2.058cm" svg:height="1.27cm" svg:x="16.057cm" svg:y="9.2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5" draw:layer="layout" svg:width="1.923cm" svg:height="1.072cm" svg:x="16.375cm" svg:y="9.399cm">
          <draw:text-box>
            <text:p text:style-name="P4"><text:span text:style-name="T3">M</text:span><text:span text:style-name="T4"> k</text:span></text:p>
          </draw:text-box>
        </draw:frame>
        <draw:custom-shape draw:style-name="gr30" draw:text-style-name="P1" draw:layer="layout" svg:width="2.058cm" svg:height="1.27cm" svg:x="10.657cm" svg:y="9.2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6" draw:layer="layout" svg:width="1.923cm" svg:height="1.072cm" svg:x="10.792cm" svg:y="9.453cm">
          <draw:text-box>
            <text:p text:style-name="P1"><text:span text:style-name="T5">M</text:span><text:span text:style-name="T6"> k-2</text:span></text:p>
          </draw:text-box>
        </draw:frame>
        <draw:custom-shape draw:style-name="gr30" draw:text-style-name="P1" draw:layer="layout" svg:width="2.058cm" svg:height="1.27cm" svg:x="21.457cm" svg:y="9.2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2" draw:layer="layout" svg:width="1.984cm" svg:height="1.072cm" svg:x="21.492cm" svg:y="9.453cm">
          <draw:text-box>
            <text:p><text:span text:style-name="T5">M</text:span><text:span text:style-name="T6"> k+2</text:span></text:p>
          </draw:text-box>
        </draw:frame>
        <draw:custom-shape draw:style-name="gr3" draw:text-style-name="P1" draw:layer="layout" svg:width="0.635cm" svg:height="7.352cm" svg:x="23.33cm" svg:y="9.20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635cm" svg:height="0.635cm" svg:x="17.367cm" svg:y="17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" draw:layer="layout" svg:width="0.635cm" svg:height="0.635cm" svg:x="17.367cm" svg:y="18.3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" draw:layer="layout" svg:width="0.635cm" svg:height="0.635cm" svg:x="11.077cm" svg:y="18.3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3.97cm" svg:height="0.635cm" svg:x="10.197cm" svg:y="16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.97cm" svg:height="0.635cm" svg:x="10.197cm" svg:y="8.914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932cm" svg:y1="8.933cm" svg:x2="23.632cm" svg:y2="8.933cm">
          <text:p/>
        </draw:line>
        <draw:custom-shape draw:style-name="gr32" draw:text-style-name="P1" draw:layer="layout" svg:width="0.635cm" svg:height="0.635cm" svg:x="11.073cm" svg:y="17.3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3.193cm" svg:height="1.038cm" svg:x="15.79cm" svg:y="7.35cm">
          <draw:text-box>
            <text:p><text:span text:style-name="T2">Objects</text:span></text:p>
          </draw:text-box>
        </draw:frame>
        <draw:frame draw:style-name="gr7" draw:text-style-name="P3" draw:layer="layout" svg:width="4.477cm" svg:height="1.038cm" svg:x="11.884cm" svg:y="17.123cm">
          <draw:text-box>
            <text:p><text:span text:style-name="T2">Current object</text:span></text:p>
          </draw:text-box>
        </draw:frame>
        <draw:frame draw:style-name="gr7" draw:text-style-name="P3" draw:layer="layout" svg:width="3.656cm" svg:height="1.038cm" svg:x="11.885cm" svg:y="18.175cm">
          <draw:text-box>
            <text:p><text:span text:style-name="T2">Full access</text:span></text:p>
          </draw:text-box>
        </draw:frame>
        <draw:frame draw:style-name="gr7" draw:text-style-name="P3" draw:layer="layout" svg:width="5.502cm" svg:height="1.038cm" svg:x="18.086cm" svg:y="17.175cm">
          <draw:text-box>
            <text:p><text:span text:style-name="T2">Access to outputs</text:span></text:p>
          </draw:text-box>
        </draw:frame>
        <draw:frame draw:style-name="gr7" draw:text-style-name="P3" draw:layer="layout" svg:width="3.986cm" svg:height="1.038cm" svg:x="18.087cm" svg:y="18.175cm">
          <draw:text-box>
            <text:p><text:span text:style-name="T2">Inaccessible</text:span></text:p>
          </draw:text-box>
        </draw:frame>
        <draw:custom-shape draw:style-name="gr3" draw:text-style-name="P1" draw:layer="layout" svg:width="0.635cm" svg:height="7.352cm" svg:x="10.231cm" svg:y="9.201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3.193cm" svg:height="1.038cm" svg:x="7.985cm" svg:y="13.175cm">
          <draw:text-box>
            <text:p><text:span text:style-name="T2">Step</text:span><text:span text:style-name="T13"> </text:span><text:span text:style-name="T4">i</text:span></text:p>
          </draw:text-box>
        </draw:frame>
        <draw:frame draw:style-name="gr7" draw:text-style-name="P3" draw:layer="layout" svg:width="3.193cm" svg:height="1.038cm" svg:x="7.986cm" svg:y="14.976cm">
          <draw:text-box>
            <text:p><text:span text:style-name="T2">Step</text:span><text:span text:style-name="T13"> </text:span><text:span text:style-name="T4">i+1</text:span></text:p>
          </draw:text-box>
        </draw:frame>
        <draw:frame draw:style-name="gr7" draw:text-style-name="P3" draw:layer="layout" svg:width="3.193cm" svg:height="1.038cm" svg:x="7.987cm" svg:y="11.277cm">
          <draw:text-box>
            <text:p><text:span text:style-name="T2">Step</text:span><text:span text:style-name="T13"> </text:span><text:span text:style-name="T4">i-1</text:span></text:p>
          </draw:text-box>
        </draw:frame>
        <draw:frame draw:style-name="gr7" draw:text-style-name="P3" draw:layer="layout" svg:width="3.193cm" svg:height="1.038cm" svg:x="7.988cm" svg:y="9.478cm">
          <draw:text-box>
            <text:p><text:span text:style-name="T2">Step</text:span><text:span text:style-name="T13"> </text:span><text:span text:style-name="T4">i-2</text:span></text:p>
          </draw:text-box>
        </draw:frame>
        <draw:line draw:style-name="gr8" draw:text-style-name="P1" draw:layer="layout" svg:x1="23.862cm" svg:y1="10.033cm" svg:x2="23.862cm" svg:y2="15.748cm">
          <text:p/>
        </draw:line>
        <draw:frame draw:style-name="gr7" draw:text-style-name="P3" draw:layer="layout" svg:width="3.193cm" svg:height="1.038cm" draw:transform="rotate (1.5707963267946) translate (23.989cm 13.721cm)">
          <draw:text-box>
            <text:p><text:span text:style-name="T2">Time</text:span></text:p>
          </draw:text-box>
        </draw:frame>
        <draw:frame draw:style-name="gr7" draw:text-style-name="P10" draw:layer="layout" svg:width="4.359cm" svg:height="1.055cm" svg:x="18.991cm" svg:y="7.95cm">
          <draw:text-box>
            <text:p><text:span text:style-name="T11">“</text:span><text:span text:style-name="T11">downstream”</text:span></text:p>
          </draw:text-box>
        </draw:frame>
        <draw:frame draw:style-name="gr7" draw:text-style-name="P10" draw:layer="layout" svg:width="3.555cm" svg:height="1.055cm" svg:x="11.392cm" svg:y="7.95cm">
          <draw:text-box>
            <text:p><text:span text:style-name="T11">“</text:span><text:span text:style-name="T11">upstream”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Kneis</meta:initial-creator>
    <meta:creation-date>2010-08-05T08:19:38</meta:creation-date>
    <meta:generator>OpenOffice.org/3.2$Linux OpenOffice.org_project/320m12$Build-9483</meta:generator>
    <dc:date>2011-12-02T20:03:44</dc:date>
    <dc:creator>David Kneis</dc:creator>
    <meta:editing-duration>PT13H07M49S</meta:editing-duration>
    <meta:editing-cycles>24</meta:editing-cycles>
    <meta:document-statistic meta:object-count="186"/>
  </office:meta>
</office:document-meta>
</file>